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7.0602in" style:type="right" style:leader-style="dotted" style:leader-text="."/>
        </style:tab-stops>
      </style:paragraph-properties>
    </style:style>
    <style:style style:name="P30" style:family="paragraph" style:parent-style-name="Contents_20_2">
      <style:paragraph-properties>
        <style:tab-stops>
          <style:tab-stop style:position="6.8839in" style:type="right"/>
        </style:tab-stops>
      </style:paragraph-properties>
    </style:style>
    <style:style style:name="P31" style:family="paragraph" style:parent-style-name="Index_20_1">
      <style:paragraph-properties>
        <style:tab-stops>
          <style:tab-stop style:position="7.0807in" style:type="right"/>
        </style:tab-stops>
      </style:paragraph-properties>
    </style:style>
    <style:style style:name="P32" style:family="paragraph" style:parent-style-name="Index_20_Separator">
      <style:paragraph-properties>
        <style:tab-stops/>
      </style:paragraph-properties>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13">
      <style:paragraph-properties fo:text-align="justify" style:justify-single-word="false"/>
    </style:style>
    <style:style style:name="P44" style:family="paragraph" style:parent-style-name="Text_20_body" style:list-style-name="L14">
      <style:paragraph-properties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2,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8">Table of Contents</text:p>
          </text:index-title>
          <text:p text:style-name="P29">The MIT License (MIT).<text:tab/>5</text:p>
          <text:p text:style-name="P29">Introduction<text:tab/>6</text:p>
          <text:p text:style-name="P30">About the name fOOrth<text:tab/>6</text:p>
          <text:p text:style-name="P30">How fOOrth came to be<text:tab/>6</text:p>
          <text:p text:style-name="P30">Goals and Principles<text:tab/>7</text:p>
          <text:p text:style-name="P30">Report Card<text:tab/>8</text:p>
          <text:p text:style-name="P30">Special Note<text:tab/>8</text:p>
          <text:p text:style-name="P29">Installation<text:tab/>9</text:p>
          <text:p text:style-name="P30">Ruby<text:tab/>9</text:p>
          <text:p text:style-name="P30">fOOrth<text:tab/>9</text:p>
          <text:p text:style-name="P30">Running fOOrth<text:tab/>10</text:p>
          <text:p text:style-name="P30">Source Archive<text:tab/>10</text:p>
          <text:p text:style-name="P29">First Steps<text:tab/>11</text:p>
          <text:p text:style-name="P29">The Syntax and Style of fOOrth<text:tab/>13</text:p>
          <text:p text:style-name="P30">Syntax<text:tab/>13</text:p>
          <text:p text:style-name="P30">Spaces<text:tab/>13</text:p>
          <text:p text:style-name="P30">Comments<text:tab/>13</text:p>
          <text:p text:style-name="P30">String Literals<text:tab/>13</text:p>
          <text:p text:style-name="P30">Numeric Literals<text:tab/>14</text:p>
          <text:p text:style-name="P29">A fOOrth Calculator<text:tab/>15</text:p>
          <text:p text:style-name="P30">The Basics<text:tab/>15</text:p>
          <text:p text:style-name="P30">Stack Manipulation<text:tab/>16</text:p>
          <text:p text:style-name="P30">Programming<text:tab/>18</text:p>
          <text:p text:style-name="P30">Control Structures<text:tab/>19</text:p>
          <text:p text:style-name="P30">Data Memory<text:tab/>19</text:p>
          <text:p text:style-name="P29">The Class Tree<text:tab/>20</text:p>
          <text:p text:style-name="P30">A Brief Overview<text:tab/>20</text:p>
          <text:p text:style-name="P29">Method Mapping<text:tab/>22</text:p>
          <text:p text:style-name="P29">Routing<text:tab/>23</text:p>
          <text:p text:style-name="P30">Routing Internals<text:tab/>24</text:p>
          <text:p text:style-name="P29">VirtualMachine<text:tab/>26</text:p>
          <text:p text:style-name="P30">Instance Methods<text:tab/>26</text:p>
          <text:p text:style-name="P30">Commands<text:tab/>28</text:p>
          <text:p text:style-name="P30">See Also<text:tab/>29</text:p>
          <text:p text:style-name="P29">Object<text:tab/>30</text:p>
          <text:p text:style-name="P30">Instance Methods<text:tab/>30</text:p>
          <text:p text:style-name="P30">See Also<text:tab/>39</text:p>
          <text:p text:style-name="P29">Array<text:tab/>40</text:p>
          <text:p text:style-name="P30">Array Literals<text:tab/>40</text:p>
          <text:p text:style-name="P30">Class Methods<text:tab/>40</text:p>
          <text:p text:style-name="P30">Instance Methods<text:tab/>40</text:p>
          <text:p text:style-name="P30">See Also<text:tab/>40</text:p>
          <text:p text:style-name="P29">Class<text:tab/>41</text:p>
          <text:p text:style-name="P30">Instance Methods<text:tab/>41</text:p>
          <text:p text:style-name="P30">See Also<text:tab/>41</text:p>
          <text:p text:style-name="P29">FalseClass<text:tab/>42</text:p>
          <text:p text:style-name="P30">Instance Methods<text:tab/>42</text:p>
          <text:p text:style-name="P30">See Also<text:tab/>42</text:p>
          <text:p text:style-name="P29">Hash<text:tab/>43</text:p>
          <text:p text:style-name="P30">Hash Literals<text:tab/>43</text:p>
          <text:p text:style-name="P30">Instance Methods<text:tab/>43</text:p>
          <text:p text:style-name="P30">See Also<text:tab/>43</text:p>
          <text:p text:style-name="P29">InStream<text:tab/>44</text:p>
          <text:p text:style-name="P30">Class Methods<text:tab/>44</text:p>
          <text:p text:style-name="P30">Instance Methods<text:tab/>44</text:p>
          <text:p text:style-name="P30">See Also<text:tab/>44</text:p>
          <text:p text:style-name="P29">MaxNumeric<text:tab/>45</text:p>
          <text:p text:style-name="P29">MinNumeric<text:tab/>46</text:p>
          <text:p text:style-name="P29">NilClass<text:tab/>47</text:p>
          <text:p text:style-name="P30">Instance Methods<text:tab/>47</text:p>
          <text:p text:style-name="P30">See Also<text:tab/>47</text:p>
          <text:p text:style-name="P29">Numeric<text:tab/>48</text:p>
          <text:p text:style-name="P30">Instance Methods<text:tab/>48</text:p>
          <text:p text:style-name="P30">See Also<text:tab/>48</text:p>
          <text:p text:style-name="P29">Complex<text:tab/>49</text:p>
          <text:p text:style-name="P30">Complex Literals<text:tab/>49</text:p>
          <text:p text:style-name="P30">Instance Methods<text:tab/>50</text:p>
          <text:p text:style-name="P30">See Also<text:tab/>50</text:p>
          <text:p text:style-name="P29">Float<text:tab/>51</text:p>
          <text:p text:style-name="P30">Float Literals<text:tab/>51</text:p>
          <text:p text:style-name="P30">See Also<text:tab/>51</text:p>
          <text:p text:style-name="P29">Integer<text:tab/>52</text:p>
          <text:p text:style-name="P30">Integer Literals<text:tab/>52</text:p>
          <text:p text:style-name="P30">Instance Methods<text:tab/>52</text:p>
          <text:p text:style-name="P30">See Also<text:tab/>52</text:p>
          <text:p text:style-name="P29">Rational<text:tab/>54</text:p>
          <text:p text:style-name="P30">Rational Literals<text:tab/>54</text:p>
          <text:p text:style-name="P30">Instance Methods<text:tab/>54</text:p>
          <text:p text:style-name="P30">See Also<text:tab/>55</text:p>
          <text:p text:style-name="P29">OutStream<text:tab/>56</text:p>
          <text:p text:style-name="P30">Class Methods<text:tab/>56</text:p>
          <text:p text:style-name="P30">Instance Methods<text:tab/>56</text:p>
          <text:p text:style-name="P30">See Also<text:tab/>56</text:p>
          <text:p text:style-name="P29"><text:soft-page-break/>Procedure<text:tab/>57</text:p>
          <text:p text:style-name="P30">Procedure Literals<text:tab/>57</text:p>
          <text:p text:style-name="P30">Instance Methods<text:tab/>57</text:p>
          <text:p text:style-name="P30">See Also<text:tab/>57</text:p>
          <text:p text:style-name="P29">String<text:tab/>58</text:p>
          <text:p text:style-name="P30">String Literals<text:tab/>58</text:p>
          <text:p text:style-name="P30">Instance Methods<text:tab/>58</text:p>
          <text:p text:style-name="P30">See Also<text:tab/>58</text:p>
          <text:p text:style-name="P29">Thread<text:tab/>59</text:p>
          <text:p text:style-name="P30">Class Methods<text:tab/>59</text:p>
          <text:p text:style-name="P30">Instance Methods<text:tab/>59</text:p>
          <text:p text:style-name="P30">See Also<text:tab/>59</text:p>
          <text:p text:style-name="P29">TrueClass<text:tab/>60</text:p>
          <text:p text:style-name="P30">See Also<text:tab/>60</text:p>
          <text:p text:style-name="P29">Appendix A – Symbol Glossary<text:tab/>61</text:p>
          <text:p text:style-name="P29">Appendix B – Regular Expressions<text:tab/>63</text:p>
          <text:p text:style-name="P29">Edit History:<text:tab/>65</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536764220106031872" text:style-name="L1">
        <text:list-item>
          <text:p text:style-name="P34">A Simple, Easy-to-Understand syntax that is none the less, Expressive and Compact:</text:p>
        </text:list-item>
      </text:list>
      <text:list xml:id="list3589392464281936"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2201098" text:continue-list="list6536764220106031872" text:style-name="L1">
        <text:list-item>
          <text:p text:style-name="P34">Safe Data and Data Structures:</text:p>
        </text:list-item>
      </text:list>
      <text:list xml:id="list1875990003300508078" text:style-name="L3">
        <text:list-item>
          <text:list>
            <text:list-item>
              <text:p text:style-name="P36">Simple, reliable arithmetic. In fOOrth, integer operations never overflow. Rational values can be represented exactly, complex numbers are supported, and conversions between numeric types are simple.</text:p>
            </text:list-item>
            <text:list-item>
              <text:p text:style-name="P36">Strings grow as needed without the need to allocate space or worry about overflow.</text:p>
            </text:list-item>
            <text:list-item>
              <text:p text:style-name="P36">Data containers such as arrays and hashes grow as needed. Out of range subscripts <text:soft-page-break/>cannot access undefined memory regions. </text:p>
            </text:list-item>
          </text:list>
        </text:list-item>
      </text:list>
      <text:list xml:id="list32191261" text:continue-list="list32201098" text:style-name="L1">
        <text:list-item>
          <text:p text:style-name="P34">Message Passing:</text:p>
        </text:list-item>
      </text:list>
      <text:list xml:id="list5169079310355536125" text:style-name="L4">
        <text:list-item>
          <text:list>
            <text:list-item>
              <text:p text:style-name="P45">In fOOrth all actions take the form of messages sent to a receiver.</text:p>
            </text:list-item>
            <text:list-item>
              <text:p text:style-name="P45">The routing of messages is specified by the exact type of the message.</text:p>
            </text:list-item>
            <text:list-item>
              <text:p text:style-name="P45">Message receivers include data items on the stack as well as the virtual machine object associated with the current thread of execution.</text:p>
            </text:list-item>
            <text:list-item>
              <text:p text:style-name="P45">Messages for which no routing specification can be found, generate an error at compile time.</text:p>
            </text:list-item>
          </text:list>
        </text:list-item>
      </text:list>
      <text:list xml:id="list32186484" text:continue-list="list32191261" text:style-name="L1">
        <text:list-item>
          <text:p text:style-name="P34">Object Oriented Design:</text:p>
        </text:list-item>
      </text:list>
      <text:list xml:id="list2216423550227720632" text:style-name="L5">
        <text:list-item>
          <text:list>
            <text:list-item>
              <text:p text:style-name="P37">Support class based inheritance, with a non-cyclic (single inheritance) tree derived from a common base Object class.</text:p>
            </text:list-item>
            <text:list-item>
              <text:p text:style-name="P46">Support late binding and polymorphism through message interface compatibility or “duck” typing.</text:p>
            </text:list-item>
          </text:list>
        </text:list-item>
      </text:list>
      <text:list xml:id="list32190265" text:continue-list="list32186484" text:style-name="L1">
        <text:list-item>
          <text:p text:style-name="P34">Meta programming: </text:p>
        </text:list-item>
      </text:list>
      <text:list xml:id="list2677277590796324602" text:style-name="L6">
        <text:list-item>
          <text:list>
            <text:list-item>
              <text:p text:style-name="P47">Support extensible language constructs by making the compiler an accessible part of the system.</text:p>
            </text:list-item>
          </text:list>
        </text:list-item>
      </text:list>
      <text:list xml:id="list32206779" text:continue-list="list32190265" text:style-name="L1">
        <text:list-item>
          <text:p text:style-name="P34">Reliability:</text:p>
        </text:list-item>
      </text:list>
      <text:list xml:id="list4251778056954625030" text:style-name="L7">
        <text:list-item>
          <text:list>
            <text:list-item>
              <text:p text:style-name="P48">Errors should be detected as soon as possible. </text:p>
            </text:list-item>
            <text:list-item>
              <text:p text:style-name="P48">Language constructs should not be designed in a way that causes simple coding errors to spin off into infinite loops. </text:p>
            </text:list-item>
          </text:list>
        </text:list-item>
      </text:list>
      <text:list xml:id="list32199733" text:continue-list="list32206779" text:style-name="L1">
        <text:list-item>
          <text:p text:style-name="P38">Building on the host language:</text:p>
        </text:list-item>
      </text:list>
      <text:list xml:id="list2589562498346600936" text:style-name="L8">
        <text:list-item>
          <text:list>
            <text:list-item>
              <text:p text:style-name="P3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902307534741675062" text:style-name="L9">
        <text:list-item>
          <text:p text:style-name="P49">ruby 1.9.3p484 (2013-11-22) [i386-mingw32]</text:p>
        </text:list-item>
        <text:list-item>
          <text:p text:style-name="P49">ruby 2.1.5p273 (2014-11-13 revision 48405) [i386-mingw32]</text:p>
        </text:list-item>
        <text:list-item>
          <text:p text:style-name="P49">Rubinius – to be tested!</text:p>
        </text:list-item>
        <text:list-item>
          <text:p text:style-name="P4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46296520"/>Rake<text:alphabetical-index-mark-end text:id="IMark14629652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6296520"/>Demo.rb<text:alphabetical-index-mark-end text:id="IMark14629652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218218268"/>drop<text:alphabetical-index-mark-end text:id="IMark21821826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218218268"/>dup<text:alphabetical-index-mark-end text:id="IMark21821826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218218268"/>nip<text:alphabetical-index-mark-end text:id="IMark21821826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218218268"/>over<text:alphabetical-index-mark-end text:id="IMark21821826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218218268"/>pick<text:alphabetical-index-mark-end text:id="IMark21821826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18218268"/>swap<text:alphabetical-index-mark-end text:id="IMark21821826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218218268"/>tuck<text:alphabetical-index-mark-end text:id="IMark21821826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032304037974398980" text:style-name="L10">
        <text:list-item>
          <text:p text:style-name="P40">To store return addresses for word calls. In fOOrth this is handled by the Ruby virtual machine.</text:p>
        </text:list-item>
        <text:list-item>
          <text:p text:style-name="P40">To store context for control structures. In fOOrth the context mechanism provides for a far richer and more reliable set of control, compile, and data structures.</text:p>
        </text:list-item>
        <text:list-item>
          <text:p text:style-name="P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18215628"/>Classes<text:alphabetical-index-mark-end text:id="IMark21821562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18215628"/>Inheritance<text:alphabetical-index-mark-end text:id="IMark21821562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18215628"/>Methods<text:alphabetical-index-mark-end text:id="IMark218215628"/></text:h>
      <text:p text:style-name="P3">All code in fOOrth is contained in methods. A method is a fragment of code that an object uses to respond to a message that has been sent to that object. In fOOrth there are three sorts of methods:</text:p>
      <text:list xml:id="list8711625380939188199" text:style-name="L11">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text:alphabetical-index-mark-start text:id="IMark218215340"/>Late Binding<text:alphabetical-index-mark-end text:id="IMark218215340"/> and <text:alphabetical-index-mark-start text:id="IMark218217116"/>Polymorphism<text:alphabetical-index-mark-end text:id="IMark21821711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18217116"/>Method Mapping<text:alphabetical-index-mark-end text:id="IMark21821711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883826543921087055" text:style-name="L12">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18215340"/>SymbolMap<text:alphabetical-index-mark-end text:id="IMark218215340"/> class. This class creates mappings in one of two ways:</text:p>
      <text:list xml:id="list5260752668634928912" text:style-name="L13">
        <text:list-item>
          <text:p text:style-name="P4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4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18215340"/>Routing<text:alphabetical-index-mark-end text:id="IMark218215340"/></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567809223216919203" text:style-name="L14">
        <text:list-item>
          <text:p text:style-name="P44">The defining word used to create the method.</text:p>
        </text:list-item>
        <text:list-item>
          <text:p text:style-name="P44">The receiver of the defining word used to create the method.</text:p>
        </text:list-item>
        <text:list-item>
          <text:p text:style-name="P4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218218268"/>:<text:alphabetical-index-mark-end text:id="IMark218218268"/></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218218268"/>.:<text:alphabetical-index-mark-end text:id="IMark218218268"/></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218218268"/>.::<text:alphabetical-index-mark-end text:id="IMark218218268"/></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46293736"/>do_map_name<text:alphabetical-index-mark-end text:id="IMark14629373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46293736"/>VirtualMachine<text:alphabetical-index-mark-end text:id="IMark146293736"/></text:h>
      <text:p text:style-name="Text_20_body"/>
      <text:p text:style-name="Text_20_body">Inheritance: VirtualMachine <text:span text:style-name="T9">←</text:span> Object</text:p>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That is why the VirtualMachine class is presented first in this overview of classes. </text:p>
      <text:p text:style-name="P3">The virtual machine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6293736"/>Commands<text:alphabetical-index-mark-end text:id="IMark14629373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text:alphabetical-index-mark-start text:id="IMark146293736"/>Object<text:alphabetical-index-mark-end text:id="IMark146293736"/></text:h>
      <text:p text:style-name="Text_20_body"/>
      <text:p text:style-name="Text_20_body">Inheritance: Object <text:span text:style-name="T9">←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218217788"/>&amp;&amp;<text:alphabetical-index-mark-end text:id="IMark21821778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218217788"/>)methods<text:alphabetical-index-mark-end text:id="IMark21821778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218217788"/>.<text:alphabetical-index-mark-end text:id="IMark218217788"/>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218217788"/>.::<text:alphabetical-index-mark-end text:id="IMark21821778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218217788"/>inst:<text:alphabetical-index-mark-end text:id="IMark21821778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218217788"/>local:<text:alphabetical-index-mark-end text:id="IMark21821778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218217788"/>super<text:alphabetical-index-mark-end text:id="IMark21821778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218217788"/>;<text:alphabetical-index-mark-end text:id="IMark21821778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218217788"/>.class<text:alphabetical-index-mark-end text:id="IMark218217788"/>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218217788"/>.clone<text:alphabetical-index-mark-end text:id="IMark21821778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218217788"/>.copy<text:alphabetical-index-mark-end text:id="IMark21821778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218217788"/>.init<text:alphabetical-index-mark-end text:id="IMark21821778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218217788"/>.is_class?<text:alphabetical-index-mark-end text:id="IMark21821778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218217788"/>.name<text:alphabetical-index-mark-end text:id="IMark21821778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18217788"/>.strlen<text:alphabetical-index-mark-end text:id="IMark21821778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18217788"/>.to_f<text:alphabetical-index-mark-end text:id="IMark21821778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218217788"/>.to_f!<text:alphabetical-index-mark-end text:id="IMark21821778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218215724"/>.to_i<text:alphabetical-index-mark-end text:id="IMark21821572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218215724"/>.to_i!<text:alphabetical-index-mark-end text:id="IMark21821572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218215724"/>.to_n<text:alphabetical-index-mark-end text:id="IMark21821572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218215724"/>.to_n!<text:alphabetical-index-mark-end text:id="IMark21821572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18215724"/>.to_r<text:alphabetical-index-mark-end text:id="IMark21821572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218215724"/>.to_r!<text:alphabetical-index-mark-end text:id="IMark21821572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18215724"/>.to_s<text:alphabetical-index-mark-end text:id="IMark218215724"/>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46291208"/>.to_x<text:alphabetical-index-mark-end text:id="IMark14629120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46291208"/>.to_x!<text:alphabetical-index-mark-end text:id="IMark14629120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46291208"/>&lt;&gt;<text:alphabetical-index-mark-end text:id="IMark146291208"/>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46291208"/>=<text:alphabetical-index-mark-end text:id="IMark146291208"/>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46291208"/>^^<text:alphabetical-index-mark-end text:id="IMark14629120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46291208"/>distinct?<text:alphabetical-index-mark-end text:id="IMark14629120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46291208"/>identical?<text:alphabetical-index-mark-end text:id="IMark14629120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46291208"/>max<text:alphabetical-index-mark-end text:id="IMark14629120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46291208"/>min<text:alphabetical-index-mark-end text:id="IMark14629120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46291208"/>nil&lt;&gt;<text:alphabetical-index-mark-end text:id="IMark14629120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46291208"/>nil=<text:alphabetical-index-mark-end text:id="IMark14629120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46291208"/>not<text:alphabetical-index-mark-end text:id="IMark14629120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46291208"/>||<text:alphabetical-index-mark-end text:id="IMark14629120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46298636"/>Array<text:alphabetical-index-mark-end text:id="IMark146298636"/></text:h>
      <text:p text:style-name="Text_20_body"/>
      <text:p text:style-name="Text_20_body">Inheritance: Array <text:span text:style-name="T9">←</text:span> Object</text:p>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6298636"/>Class<text:alphabetical-index-mark-end text:id="IMark146298636"/></text:h>
      <text:p text:style-name="Text_20_body"/>
      <text:p text:style-name="Text_20_body">Inheritance: Class <text:span text:style-name="T9">←</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6298636"/>FalseClass<text:alphabetical-index-mark-end text:id="IMark146298636"/></text:h>
      <text:p text:style-name="Text_20_body"/>
      <text:p text:style-name="Text_20_body">Inheritance: FalseClass <text:span text:style-name="T9">←</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46291208"/>&amp;&amp;<text:alphabetical-index-mark-end text:id="IMark14629120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46291208"/>^^<text:alphabetical-index-mark-end text:id="IMark14629120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46291208"/>||<text:alphabetical-index-mark-end text:id="IMark14629120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6298636"/>Hash<text:alphabetical-index-mark-end text:id="IMark146298636"/></text:h>
      <text:p text:style-name="Text_20_body"/>
      <text:p text:style-name="Text_20_body">Inheritance: Hash <text:span text:style-name="T9">←</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6298636"/>InStream<text:alphabetical-index-mark-end text:id="IMark146298636"/></text:h>
      <text:p text:style-name="Text_20_body">Inheritance: InStream <text:span text:style-name="T9">←</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146298636"/><text:alphabetical-index-mark-start text:id="IMark146293736"/>MaxNumeric<text:alphabetical-index-mark-end text:id="IMark146293736"/><text:alphabetical-index-mark-end text:id="IMark146298636"/></text:h>
      <text:p text:style-name="Text_20_body"/>
      <text:p text:style-name="Text_20_body">Inheritance: MaxNumeric <text:span text:style-name="T9">←</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6298636"/><text:alphabetical-index-mark-start text:id="IMark146293736"/>MinNumeric<text:alphabetical-index-mark-end text:id="IMark146293736"/><text:alphabetical-index-mark-end text:id="IMark146298636"/></text:h>
      <text:p text:style-name="Text_20_body"/>
      <text:p text:style-name="Text_20_body">Inheritance: MinMumeric <text:span text:style-name="T9">←</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6298636"/><text:alphabetical-index-mark-start text:id="IMark146293736"/><text:alphabetical-index-mark-start text:id="IMark146293544"/>NilClass<text:alphabetical-index-mark-end text:id="IMark146293544"/><text:alphabetical-index-mark-end text:id="IMark146293736"/><text:alphabetical-index-mark-end text:id="IMark146298636"/></text:h>
      <text:p text:style-name="Text_20_body"/>
      <text:p text:style-name="Text_20_body">Inheritance: NilClass <text:span text:style-name="T9">←</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46291208"/>&amp;&amp;<text:alphabetical-index-mark-end text:id="IMark14629120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46291208"/>^^<text:alphabetical-index-mark-end text:id="IMark14629120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46291208"/>||<text:alphabetical-index-mark-end text:id="IMark14629120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6298636"/>Numeric<text:alphabetical-index-mark-end text:id="IMark146298636"/></text:h>
      <text:p text:style-name="Text_20_body"/>
      <text:p text:style-name="Text_20_body">Inheritance: Numeric <text:span text:style-name="T9">←</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146298636"/>Complex<text:alphabetical-index-mark-end text:id="IMark146298636"/></text:h>
      <text:p text:style-name="Text_20_body"/>
      <text:p text:style-name="Text_20_body">Inheritance: Complex <text:span text:style-name="T9">←</text:span> Numeric <text:span text:style-name="T9">←</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46293496"/>.cbrt<text:alphabetical-index-mark-end text:id="IMark14629349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46293736"/>.e**<text:alphabetical-index-mark-end text:id="IMark146293736"/>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46293496"/>.split<text:alphabetical-index-mark-end text:id="IMark14629349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46293736"/>.sqrt<text:alphabetical-index-mark-end text:id="IMark146293736"/>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146293976"/>Float<text:alphabetical-index-mark-end text:id="IMark146293976"/></text:h>
      <text:p text:style-name="Text_20_body"/>
      <text:p text:style-name="Text_20_body">Inheritance: Float <text:span text:style-name="T9">←</text:span> Numeric <text:span text:style-name="T9">←</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6294264"/>Integer<text:alphabetical-index-mark-end text:id="IMark14629426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46294648"/>Rational<text:alphabetical-index-mark-end text:id="IMark14629464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6294360"/>.split<text:alphabetical-index-mark-end text:id="IMark1462943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6295080"/>OutStream<text:alphabetical-index-mark-end text:id="IMark14629508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146295080"/>Procedure<text:alphabetical-index-mark-end text:id="IMark146295080"/></text:h>
      <text:p text:style-name="Text_20_body"/>
      <text:p text:style-name="Text_20_body">Inheritance: Procedure <text:span text:style-name="T9">←</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6295080"/>String<text:alphabetical-index-mark-end text:id="IMark146295080"/></text:h>
      <text:p text:style-name="Text_20_body"/>
      <text:p text:style-name="Text_20_body">Inheritance: String <text:span text:style-name="T9">←</text:span> Object</text:p>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6295080"/>Thread<text:alphabetical-index-mark-end text:id="IMark146295080"/></text:h>
      <text:p text:style-name="Text_20_body"/>
      <text:p text:style-name="Text_20_body">Inheritance: Thread <text:span text:style-name="T9">←</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6295080"/><text:alphabetical-index-mark-start text:id="IMark146295176"/><text:alphabetical-index-mark-start text:id="IMark146295320"/>TrueClass<text:alphabetical-index-mark-end text:id="IMark146295320"/><text:alphabetical-index-mark-end text:id="IMark146295176"/><text:alphabetical-index-mark-end text:id="IMark146295080"/></text:h>
      <text:p text:style-name="P3"/>
      <text:p text:style-name="P3">Inheritance: TrueClass <text:span text:style-name="T9">←</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Appendix A – Symbol Glossary</text:h>
      <text:p text:style-name="Code"/>
      <text:p text:style-name="Code">Symbol Map Entries =</text:p>
      <text:p text:style-name="Code">! <text:s text:c="13"/>.abs <text:s text:c="10"/>.length <text:s text:c="7"/>.sqrt <text:s text:c="9"/>?dup</text:p>
      <text:p text:style-name="Code">!: <text:s text:c="12"/>.acos <text:s text:c="9"/>.lines <text:s text:c="8"/>.start <text:s text:c="8"/>@</text:p>
      <text:p text:style-name="Code">&amp;&amp; <text:s text:c="12"/>.acosh <text:s text:c="8"/>.list <text:s text:c="9"/>.strip <text:s text:c="8"/>Array</text:p>
      <text:p text:style-name="Code">)" <text:s text:c="12"/>.angle <text:s text:c="8"/>.ljust <text:s text:c="8"/>.strlen <text:s text:c="7"/>Bignum</text:p>
      <text:p text:style-name="Code">)classes <text:s text:c="6"/>.append <text:s text:c="7"/>.ln <text:s text:c="11"/>.strmax <text:s text:c="7"/>Class</text:p>
      <text:p text:style-name="Code">)context <text:s text:c="6"/>.append{ <text:s text:c="6"/>.load <text:s text:c="9"/>.strmax2 <text:s text:c="6"/>Complex</text:p>
      <text:p text:style-name="Code">)context! <text:s text:c="5"/>.asin <text:s text:c="9"/>.log10 <text:s text:c="8"/>.subclass: <text:s text:c="4"/>FalseClass</text:p>
      <text:p text:style-name="Code">)debug <text:s text:c="8"/>.asinh <text:s text:c="8"/>.log2 <text:s text:c="9"/>.tan <text:s text:c="10"/>Fixnum</text:p>
      <text:p text:style-name="Code">)elapsed <text:s text:c="6"/>.atan <text:s text:c="9"/>.lstrip <text:s text:c="7"/>.tanh <text:s text:c="9"/>Float</text:p>
      <text:p text:style-name="Code">)entries <text:s text:c="6"/>.atan2 <text:s text:c="8"/>.magnitude <text:s text:c="4"/>.to_f <text:s text:c="9"/>Hash</text:p>
      <text:p text:style-name="Code">)globals <text:s text:c="6"/>.atanh <text:s text:c="8"/>.main <text:s text:c="9"/>.to_f! <text:s text:c="8"/>InStream</text:p>
      <text:p text:style-name="Code">)irb <text:s text:c="10"/>.c2p <text:s text:c="10"/>.map{ <text:s text:c="9"/>.to_i <text:s text:c="9"/>Integer</text:p>
      <text:p text:style-name="Code">)load" <text:s text:c="8"/>.call <text:s text:c="9"/>.max <text:s text:c="10"/>.to_i! <text:s text:c="8"/>MaxNumeric</text:p>
      <text:p text:style-name="Code">)map" <text:s text:c="9"/>.cbrt <text:s text:c="9"/>.mid <text:s text:c="10"/>.to_lower <text:s text:c="5"/>MinNumeric</text:p>
      <text:p text:style-name="Code">)methods <text:s text:c="6"/>.ceil <text:s text:c="9"/>.mid? <text:s text:c="9"/>.to_n <text:s text:c="9"/>NilClass</text:p>
      <text:p text:style-name="Code">)nodebug <text:s text:c="6"/>.cjust <text:s text:c="8"/>.midlr <text:s text:c="8"/>.to_n! <text:s text:c="8"/>Numeric</text:p>
      <text:p text:style-name="Code">)noshow <text:s text:c="7"/>.class <text:s text:c="8"/>.min <text:s text:c="10"/>.to_r <text:s text:c="9"/>Object</text:p>
      <text:p text:style-name="Code">)quit <text:s text:c="9"/>.clone <text:s text:c="8"/>.name <text:s text:c="9"/>.to_r! <text:s text:c="8"/>OutStream</text:p>
      <text:p text:style-name="Code">)restart <text:s text:c="6"/>.close <text:s text:c="8"/>.new <text:s text:c="10"/>.to_s <text:s text:c="9"/>Procedure</text:p>
      <text:p text:style-name="Code">)show <text:s text:c="9"/>.conjugate <text:s text:c="4"/>.new_size <text:s text:c="5"/>.to_upper <text:s text:c="5"/>Rational</text:p>
      <text:p text:style-name="Code">)start <text:s text:c="8"/>.copy <text:s text:c="9"/>.new_value <text:s text:c="4"/>.to_x <text:s text:c="9"/>String</text:p>
      <text:p text:style-name="Code">)stubs <text:s text:c="8"/>.cos <text:s text:c="10"/>.new_values <text:s text:c="3"/>.to_x! <text:s text:c="8"/>Thread</text:p>
      <text:p text:style-name="Code">)threads <text:s text:c="6"/>.cosh <text:s text:c="9"/>.new{ <text:s text:c="9"/>.values <text:s text:c="7"/>TrueClass</text:p>
      <text:p text:style-name="Code">)unmap" <text:s text:c="7"/>.cr <text:s text:c="11"/>.numerator <text:s text:c="4"/>.vm <text:s text:c="11"/>VirtualMachine</text:p>
      <text:p text:style-name="Code">)version <text:s text:c="6"/>.create <text:s text:c="7"/>.odd? <text:s text:c="9"/>.vm_name <text:s text:c="6"/>[</text:p>
      <text:p text:style-name="Code">)vm <text:s text:c="11"/>.create{ <text:s text:c="6"/>.open <text:s text:c="9"/>.with{ <text:s text:c="8"/>^^</text:p>
      <text:p text:style-name="Code">)vm! <text:s text:c="10"/>.cube <text:s text:c="9"/>.open{ <text:s text:c="8"/>/ <text:s text:c="13"/>accept</text:p>
      <text:p text:style-name="Code">)words <text:s text:c="8"/>.current <text:s text:c="6"/>.p2c <text:s text:c="10"/>0&lt; <text:s text:c="12"/>accept"</text:p>
      <text:p text:style-name="Code">* <text:s text:c="13"/>.d2r <text:s text:c="10"/>.parent_class <text:s/>0&lt;= <text:s text:c="11"/>and</text:p>
      <text:p text:style-name="Code">** <text:s text:c="12"/>.denominator <text:s text:c="2"/>.polar <text:s text:c="8"/>0&lt;=&gt; <text:s text:c="10"/>begin</text:p>
      <text:p text:style-name="Code">+ <text:s text:c="13"/>.e** <text:s text:c="10"/>.posn <text:s text:c="9"/>0&lt;&gt; <text:s text:c="11"/>class:</text:p>
      <text:p text:style-name="Code">- <text:s text:c="13"/>.each{ <text:s text:c="8"/>.pp <text:s text:c="11"/>0= <text:s text:c="12"/>clone</text:p>
      <text:p text:style-name="Code">-infinity <text:s text:c="5"/>.emit <text:s text:c="9"/>.r2d <text:s text:c="10"/>0&gt; <text:s text:c="12"/>com</text:p>
      <text:p text:style-name="Code">. <text:s text:c="13"/>.eval <text:s text:c="9"/>.real <text:s text:c="9"/>0&gt;= <text:s text:c="11"/>complex</text:p>
      <text:p text:style-name="Code">." <text:s text:c="12"/>.even? <text:s text:c="8"/>.reverse <text:s text:c="6"/>1+ <text:s text:c="12"/>copy</text:p>
      <text:p text:style-name="Code">.+left <text:s text:c="8"/>.floor <text:s text:c="8"/>.right <text:s text:c="8"/>1- <text:s text:c="12"/>cr</text:p>
      <text:p text:style-name="Code">.+mid <text:s text:c="9"/>.fmt <text:s text:c="10"/>.right? <text:s text:c="7"/>2* <text:s text:c="12"/>distinct?</text:p>
      <text:p text:style-name="Code">.+midlr <text:s text:c="7"/>.fmt" <text:s text:c="9"/>.rjust <text:s text:c="8"/>2+ <text:s text:c="12"/>do</text:p>
      <text:p text:style-name="Code">.+right <text:s text:c="7"/>.gcd <text:s text:c="10"/>.round <text:s text:c="8"/>2- <text:s text:c="12"/>dpr</text:p>
      <text:p text:style-name="Code">.-left <text:s text:c="8"/>.get_all <text:s text:c="6"/>.rstrip <text:s text:c="7"/>2/ <text:s text:c="12"/>drop</text:p>
      <text:p text:style-name="Code">.-mid <text:s text:c="9"/>.getc <text:s text:c="9"/>.select{ <text:s text:c="6"/>: <text:s text:c="13"/>dup</text:p>
      <text:p text:style-name="Code">.-midlr <text:s text:c="7"/>.gets <text:s text:c="9"/>.shuffle <text:s text:c="6"/>&lt; <text:s text:c="13"/>e</text:p>
      <text:p text:style-name="Code">.-right <text:s text:c="7"/>.hypot <text:s text:c="8"/>.sin <text:s text:c="10"/>&lt;&lt; <text:s text:c="12"/>epsilon</text:p>
      <text:p text:style-name="Code">.1/x <text:s text:c="10"/>.imaginary <text:s text:c="4"/>.sinh <text:s text:c="9"/>&lt;= <text:s text:c="12"/>f"</text:p>
      <text:p text:style-name="Code">.10** <text:s text:c="9"/>.init <text:s text:c="9"/>.sleep <text:s text:c="8"/>&lt;=&gt; <text:s text:c="11"/>false</text:p>
      <text:p text:style-name="Code">.2** <text:s text:c="10"/>.is_class? <text:s text:c="4"/>.sort <text:s text:c="9"/>&lt;&gt; <text:s text:c="12"/>identical?</text:p>
      <text:p text:style-name="Code">.: <text:s text:c="12"/>.keys <text:s text:c="9"/>.space <text:s text:c="8"/>= <text:s text:c="13"/>if</text:p>
      <text:p text:style-name="Code">.:: <text:s text:c="11"/>.lcm <text:s text:c="10"/>.spaces <text:s text:c="7"/>&gt; <text:s text:c="13"/>infinity</text:p>
      <text:p text:style-name="Code">.[]! <text:s text:c="10"/>.left <text:s text:c="9"/>.split <text:s text:c="8"/>&gt;= <text:s text:c="12"/>load"</text:p>
      <text:p text:style-name="Code">.[]@ <text:s text:c="10"/>.left? <text:s text:c="8"/>.sqr <text:s text:c="10"/>&gt;&gt; <text:s text:c="12"/>max</text:p>
      <text:p text:style-name="Code"/>
      <text:p text:style-name="Code"/>
      <text:p text:style-name="Code"><text:soft-page-break/>max_float <text:s text:c="5"/>nil&lt;&gt; <text:s text:c="9"/>rational <text:s text:c="6"/>val$: <text:s text:c="9"/>~"</text:p>
      <text:p text:style-name="Code">max_num <text:s text:c="7"/>nil= <text:s text:c="10"/>rot <text:s text:c="11"/>var#: <text:s text:c="9"/>~cr</text:p>
      <text:p text:style-name="Code">min <text:s text:c="11"/>nip <text:s text:c="11"/>self <text:s text:c="10"/>var$: <text:s text:c="9"/>~emit</text:p>
      <text:p text:style-name="Code">min_float <text:s text:c="5"/>not <text:s text:c="11"/>space <text:s text:c="9"/>vm <text:s text:c="12"/>~getc</text:p>
      <text:p text:style-name="Code">min_num <text:s text:c="7"/>or <text:s text:c="12"/>spaces <text:s text:c="8"/>xor <text:s text:c="11"/>~gets</text:p>
      <text:p text:style-name="Code">mod <text:s text:c="11"/>over <text:s text:c="10"/>swap <text:s text:c="10"/>{ <text:s text:c="13"/>~space</text:p>
      <text:p text:style-name="Code">nan <text:s text:c="11"/>pause <text:s text:c="9"/>true <text:s text:c="10"/>{{ <text:s text:c="12"/>~spaces</text:p>
      <text:p text:style-name="Code">neg <text:s text:c="11"/>pi <text:s text:c="12"/>tuck <text:s text:c="10"/>||</text:p>
      <text:p text:style-name="Code">nil <text:s text:c="11"/>pick <text:s text:c="10"/>val#: <text:s text:c="9"/>~</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2">A</text:p>
          <text:p text:style-name="P31">Array<text:tab/>40</text:p>
          <text:p text:style-name="P32">C</text:p>
          <text:p text:style-name="P31">Class<text:tab/>41</text:p>
          <text:p text:style-name="P31">Classes<text:tab/>20</text:p>
          <text:p text:style-name="P31">Commands<text:tab/>28</text:p>
          <text:p text:style-name="P31">Complex<text:tab/>49</text:p>
          <text:p text:style-name="P32">D</text:p>
          <text:p text:style-name="P31">Demo.rb<text:tab/>10</text:p>
          <text:p text:style-name="P31">distinct?<text:tab/>37</text:p>
          <text:p text:style-name="P31">do_map_name<text:tab/>24</text:p>
          <text:p text:style-name="P31">drop<text:tab/>17</text:p>
          <text:p text:style-name="P31">dup<text:tab/>17</text:p>
          <text:p text:style-name="P32">F</text:p>
          <text:p text:style-name="P31">FalseClass<text:tab/>42</text:p>
          <text:p text:style-name="P31">Float<text:tab/>51</text:p>
          <text:p text:style-name="P32">H</text:p>
          <text:p text:style-name="P31">Hash<text:tab/>43</text:p>
          <text:p text:style-name="P32">I</text:p>
          <text:p text:style-name="P31">identical?<text:tab/>38</text:p>
          <text:p text:style-name="P31">Inheritance<text:tab/>21</text:p>
          <text:p text:style-name="P31">inst:<text:tab/>31</text:p>
          <text:p text:style-name="P31">InStream<text:tab/>44</text:p>
          <text:p text:style-name="P31">Integer<text:tab/>52</text:p>
          <text:p text:style-name="P32">L</text:p>
          <text:p text:style-name="P31">Late Binding<text:tab/>21</text:p>
          <text:p text:style-name="P31">local:<text:tab/>31</text:p>
          <text:p text:style-name="P32">M</text:p>
          <text:p text:style-name="P31">max<text:tab/>38</text:p>
          <text:p text:style-name="P31">MaxNumeric<text:tab/>45</text:p>
          <text:p text:style-name="P31">Method Mapping<text:tab/>22</text:p>
          <text:p text:style-name="P31">Methods<text:tab/>21</text:p>
          <text:p text:style-name="P31">min<text:tab/>38</text:p>
          <text:p text:style-name="P31">MinNumeric<text:tab/>46</text:p>
          <text:p text:style-name="P32">N</text:p>
          <text:p text:style-name="P31">nil&lt;&gt;<text:tab/>39</text:p>
          <text:p text:style-name="P31">nil=<text:tab/>39</text:p>
          <text:p text:style-name="P31">NilClass<text:tab/>47</text:p>
          <text:p text:style-name="P31">nip<text:tab/>17</text:p>
          <text:p text:style-name="P31">not<text:tab/>39</text:p>
          <text:p text:style-name="P31">Numeric<text:tab/>48</text:p>
          <text:p text:style-name="P32">O</text:p>
          <text:p text:style-name="P31">Object<text:tab/>30</text:p>
          <text:p text:style-name="P31">OutStream<text:tab/>56</text:p>
          <text:p text:style-name="P31">over<text:tab/>17</text:p>
          <text:p text:style-name="P32">P</text:p>
          <text:p text:style-name="P31">pick<text:tab/>17</text:p>
          <text:p text:style-name="P31">Polymorphism<text:tab/>21</text:p>
          <text:p text:style-name="P31">Procedure<text:tab/>57</text:p>
          <text:p text:style-name="P32">R</text:p>
          <text:p text:style-name="P31">Rake<text:tab/>10</text:p>
          <text:p text:style-name="P31">Rational<text:tab/>54</text:p>
          <text:p text:style-name="P31">Routing<text:tab/>23</text:p>
          <text:p text:style-name="P32">S</text:p>
          <text:p text:style-name="P31">String<text:tab/>58</text:p>
          <text:p text:style-name="P31">super<text:tab/>31</text:p>
          <text:p text:style-name="P31">swap<text:tab/>18</text:p>
          <text:p text:style-name="P31">SymbolMap<text:tab/>22</text:p>
          <text:p text:style-name="P32">T</text:p>
          <text:p text:style-name="P31">Thread<text:tab/>59</text:p>
          <text:p text:style-name="P31">TrueClass<text:tab/>60</text:p>
          <text:p text:style-name="P31">tuck<text:tab/>18</text:p>
          <text:p text:style-name="P32">V</text:p>
          <text:p text:style-name="P31">VirtualMachine<text:tab/>26</text:p>
          <text:p text:style-name="P32">^</text:p>
          <text:p text:style-name="P31">^^<text:tab/>37, 42, 47</text:p>
          <text:p text:style-name="P32">;</text:p>
          <text:p text:style-name="P31">;<text:tab/>31</text:p>
          <text:p text:style-name="P32">:</text:p>
          <text:p text:style-name="P31">:<text:tab/>23</text:p>
          <text:p text:style-name="P32">.</text:p>
          <text:p text:style-name="P31">.<text:tab/>30</text:p>
          <text:p text:style-name="P31">.:<text:tab/>23</text:p>
          <text:p text:style-name="P31">.::<text:tab/>23, 31</text:p>
          <text:p text:style-name="P31">.cbrt<text:tab/>50</text:p>
          <text:p text:style-name="P31">.class<text:tab/>31</text:p>
          <text:p text:style-name="P31">.clone<text:tab/>32</text:p>
          <text:p text:style-name="P31">.copy<text:tab/>32</text:p>
          <text:p text:style-name="P31">.e**<text:tab/>50</text:p>
          <text:p text:style-name="P31">.init<text:tab/>32</text:p>
          <text:p text:style-name="P31">.is_class?<text:tab/>32</text:p>
          <text:p text:style-name="P31">.name<text:tab/>33</text:p>
          <text:p text:style-name="P31">.split<text:tab/>50, 54</text:p>
          <text:p text:style-name="P31">.sqrt<text:tab/>50</text:p>
          <text:p text:style-name="P31">.strlen<text:tab/>33</text:p>
          <text:p text:style-name="P31">.to_f<text:tab/>33</text:p>
          <text:p text:style-name="P31">.to_f!<text:tab/>34</text:p>
          <text:p text:style-name="P31">.to_i<text:tab/>34</text:p>
          <text:p text:style-name="P31">.to_i!<text:tab/>34</text:p>
          <text:p text:style-name="P31">.to_n<text:tab/>34</text:p>
          <text:p text:style-name="P31">.to_n!<text:tab/>35</text:p>
          <text:p text:style-name="P31">.to_r<text:tab/>35</text:p>
          <text:p text:style-name="P31">.to_r!<text:tab/>36</text:p>
          <text:p text:style-name="P31">.to_s<text:tab/>36</text:p>
          <text:p text:style-name="P31">.to_x<text:tab/>36</text:p>
          <text:p text:style-name="P31">.to_x!<text:tab/>37</text:p>
          <text:p text:style-name="P32">)</text:p>
          <text:p text:style-name="P31">)methods<text:tab/>30</text:p>
          <text:p text:style-name="P32">&amp;</text:p>
          <text:p text:style-name="P31">&amp;&amp;<text:tab/>30, 42, 47</text:p>
          <text:p text:style-name="P32">&lt;</text:p>
          <text:p text:style-name="P31">&lt;&gt;<text:tab/>37</text:p>
          <text:p text:style-name="P32">=</text:p>
          <text:p text:style-name="P31">=<text:tab/>37</text:p>
          <text:p text:style-name="P32">|</text:p>
          <text:p text:style-name="P31">||<text:tab/>39, 42, 47</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1</text:page-number> of <text:page-count>6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6H37M37S</meta:editing-duration>
    <meta:editing-cycles>968</meta:editing-cycles>
    <meta:generator>OpenOffice/4.1.1$Win32 OpenOffice.org_project/411m6$Build-9775</meta:generator>
    <dc:date>2015-02-03T12:03:36.07</dc:date>
    <dc:creator>Peter Camilleri</dc:creator>
    <meta:document-statistic meta:table-count="54" meta:image-count="0" meta:object-count="0" meta:page-count="65" meta:paragraph-count="1519" meta:word-count="9922" meta:character-count="61574"/>
    <meta:template xlink:type="simple" xlink:actuate="onRequest" xlink:title="MyDefault" xlink:href="../../../../OpenOffice.org/3/user/template/MyDefault.ott" meta:date="2014-06-26T22:09:00.24"/>
  </office:meta>
</office:document-meta>
</file>